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.309in" table:align="left"/>
    </style:style>
    <style:style style:name="Table1.A" style:family="table-column">
      <style:table-column-properties style:column-width="1.484in"/>
    </style:style>
    <style:style style:name="Table1.B" style:family="table-column">
      <style:table-column-properties style:column-width="0.9639in"/>
    </style:style>
    <style:style style:name="Table1.C" style:family="table-column">
      <style:table-column-properties style:column-width="0.8611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0be4eb" officeooo:paragraph-rsid="000be4eb"/>
    </style:style>
    <style:style style:name="P2" style:family="paragraph" style:parent-style-name="Standard">
      <style:text-properties officeooo:rsid="000bffcd" officeooo:paragraph-rsid="000bffcd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text-properties officeooo:rsid="000bffcd" officeooo:paragraph-rsid="000bffcd"/>
    </style:style>
    <style:style style:name="P5" style:family="paragraph" style:parent-style-name="Text_20_body" style:list-style-name="L2">
      <style:text-properties officeooo:paragraph-rsid="000bffcd"/>
    </style:style>
    <style:style style:name="T1" style:family="text">
      <style:text-properties officeooo:rsid="000bffcd"/>
    </style:style>
    <style:style style:name="T2" style:family="text">
      <style:text-properties fo:font-weight="normal" style:font-weight-asian="normal" style:font-weight-complex="normal"/>
    </style:style>
    <style:style style:name="T3" style:family="text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bookmark-start text:name="__DdeLink__32_250380497"/><text:span text:style-name="Strong_20_Emphasis">Context:</text:span> I am a musician (chanter) and I need a <text:span text:style-name="Strong_20_Emphasis">simple pitch-playing mobile app</text:span> with the following features.</text:p>
      <text:p text:style-name="Horizontal_20_Line"/>
      <text:h text:style-name="Heading_20_3" text:outline-level="3"><text:span text:style-name="Strong_20_Emphasis">Functionality:</text:span></text:h>
      <text:list xml:id="list152359393" text:style-name="L1">
        <text:list-item>
          <text:p text:style-name="P3"><text:span text:style-name="Strong_20_Emphasis">Buttons for each pitch</text:span> (10 in total).</text:p>
          <text:list>
            <text:list-item>
              <text:p text:style-name="P3">Each button plays a specific frequency (see below).</text:p>
            </text:list-item>
            <text:list-item>
              <text:p text:style-name="P3">When I press a button:</text:p>
              <text:list>
                <text:list-item>
                  <text:p text:style-name="P3">It should play the assigned frequency in a loop or as a held tone.</text:p>
                </text:list-item>
                <text:list-item>
                  <text:p text:style-name="P3">Pressing the <text:span text:style-name="Strong_20_Emphasis">same button again</text:span> should stop the tone.</text:p>
                </text:list-item>
                <text:list-item>
                  <text:p text:style-name="P3">Pressing <text:span text:style-name="Strong_20_Emphasis">another button</text:span> should stop the current tone and start the new one.</text:p>
                </text:list-item>
                <text:list-item>
                  <text:p text:style-name="P3">If the app is closed, playback should also stop.</text:p>
                </text:list-item>
              </text:list>
            </text:list-item>
          </text:list>
        </text:list-item>
        <text:list-item>
          <text:p text:style-name="P3"><text:span text:style-name="Strong_20_Emphasis">UI Behavior &amp; Layout:</text:span></text:p>
          <text:list>
            <text:list-item>
              <text:p text:style-name="P3">The app should have <text:span text:style-name="Strong_20_Emphasis">only one screen</text:span> — this is the <text:span text:style-name="Strong_20_Emphasis">main screen</text:span> and should open directly when the app starts.</text:p>
            </text:list-item>
            <text:list-item>
              <text:p text:style-name="P3">Buttons should be arranged <text:span text:style-name="Strong_20_Emphasis">vertically</text:span> from <text:span text:style-name="Strong_20_Emphasis">bottom to top</text:span>, with <text:span text:style-name="Strong_20_Emphasis">lower frequencies at the bottom</text:span> and <text:span text:style-name="Strong_20_Emphasis">higher ones at the top</text:span>.</text:p>
            </text:list-item>
            <text:list-item>
              <text:p text:style-name="P3">Display the <text:span text:style-name="Strong_20_Emphasis">pitch name in Greek characters</text:span> on each button (see list below).</text:p>
            </text:list-item>
            <text:list-item>
              <text:p text:style-name="P3">Buttons should be named in the code as follows:</text:p>
              <text:list>
                <text:list-item>
                  <text:p text:style-name="P3"><text:span text:style-name="Source_20_Text">zw_Button</text:span>, <text:span text:style-name="Source_20_Text">NH_Button</text:span>, <text:span text:style-name="Source_20_Text">PA_Button</text:span>, <text:span text:style-name="Source_20_Text">BOU_Button</text:span>, <text:span text:style-name="Source_20_Text">GA_Button</text:span>, <text:span text:style-name="Source_20_Text">DI_Button</text:span>, <text:span text:style-name="Source_20_Text">KE_Button</text:span>, <text:span text:style-name="Source_20_Text">ZW_Button</text:span>, <text:span text:style-name="Source_20_Text">upperNH_Button</text:span>, <text:span text:style-name="Source_20_Text">upperPA_Button</text:span></text:p>
                </text:list-item>
              </text:list>
            </text:list-item>
          </text:list>
        </text:list-item>
      </text:list>
      <text:list text:style-name="L2">
        <text:list-item>
          <text:list>
            <text:list-item>
              <text:p text:style-name="P5">Above the buttons, display a <text:span text:style-name="Strong_20_Emphasis">text label</text:span> (e.g., <text:span text:style-name="Source_20_Text">TextView</text:span>) showing the <text:span text:style-name="Strong_20_Emphasis">last pitch played </text:span><text:s/>or currently playing <text:span text:style-name="T1">with the frequency</text:span>(e.g., “<text:span text:style-name="T1">Current Pitch</text:span>: ΠΑ, 146.83 Hz").</text:p>
            </text:list-item>
          </text:list>
        </text:list-item>
      </text:list>
      <text:list xml:id="list141712965984259" text:continue-list="list152359393" text:style-name="L1">
        <text:list-item>
          <text:list>
            <text:list-item>
              <text:p text:style-name="P3">Label should update dynamically when a button is pressed.</text:p>
            </text:list-item>
          </text:list>
        </text:list-item>
        <text:list-item>
          <text:p text:style-name="P3"><text:span text:style-name="Strong_20_Emphasis">Design:</text:span></text:p>
          <text:list>
            <text:list-item>
              <text:p text:style-name="P3">Use a <text:span text:style-name="Strong_20_Emphasis">dark theme</text:span>.</text:p>
            </text:list-item>
            <text:list-item>
              <text:p text:style-name="P3">Allow the <text:span text:style-name="T1">coder</text:span> to <text:span text:style-name="Strong_20_Emphasis">set a background wallpaper</text:span>, with options to control <text:span text:style-name="Strong_20_Emphasis">opacity or blur</text:span>.</text:p>
            </text:list-item>
            <text:list-item>
              <text:p text:style-name="P3">Keep the UI minimal and intuitive.</text:p>
            </text:list-item>
            <text:list-item>
              <text:p text:style-name="P4">Make the buttons simple neat and modern. They are the main feature so make it appealing. </text:p>
            </text:list-item>
          </text:list>
        </text:list-item>
        <text:list-item>
          <text:p text:style-name="P3"><text:span text:style-name="Strong_20_Emphasis">Offline use:</text:span></text:p>
          <text:list>
            <text:list-item>
              <text:p text:style-name="P3"><text:soft-page-break/>The app should work <text:span text:style-name="Strong_20_Emphasis">fully offline</text:span>. No network or data use is needed.</text:p>
            </text:list-item>
          </text:list>
        </text:list-item>
      </text:list>
      <text:p text:style-name="Horizontal_20_Line"/>
      <text:h text:style-name="Heading_20_3" text:outline-level="3"><text:span text:style-name="Strong_20_Emphasis">Pitch Frequencies and Display Names: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Heading">Code Name</text:p>
          </table:table-cell>
          <table:table-cell table:style-name="Table1.A1" office:value-type="string">
            <text:p text:style-name="Table_20_Heading">Greek Label</text:p>
          </table:table-cell>
          <table:table-cell table:style-name="Table1.A1" office:value-type="string">
            <text:p text:style-name="Table_20_Heading">Frequency</text:p>
          </table:table-cell>
        </table:table-row>
        <table:table-row>
          <table:table-cell table:style-name="Table1.A1" office:value-type="string">
            <text:p text:style-name="Table_20_Contents"><text:span text:style-name="Source_20_Text">zw_Button</text:span></text:p>
          </table:table-cell>
          <table:table-cell table:style-name="Table1.A1" office:value-type="string">
            <text:p text:style-name="Table_20_Contents">Ζω</text:p>
          </table:table-cell>
          <table:table-cell table:style-name="Table1.A1" office:value-type="string">
            <text:p text:style-name="Table_20_Contents">121.12 Hz</text:p>
          </table:table-cell>
        </table:table-row>
        <table:table-row>
          <table:table-cell table:style-name="Table1.A1" office:value-type="string">
            <text:p text:style-name="Table_20_Contents"><text:span text:style-name="Source_20_Text">NH_Button</text:span></text:p>
          </table:table-cell>
          <table:table-cell table:style-name="Table1.A1" office:value-type="string">
            <text:p text:style-name="Table_20_Contents">ΝΗ</text:p>
          </table:table-cell>
          <table:table-cell table:style-name="Table1.A1" office:value-type="string">
            <text:p text:style-name="Table_20_Contents">130.81 Hz</text:p>
          </table:table-cell>
        </table:table-row>
        <table:table-row>
          <table:table-cell table:style-name="Table1.A1" office:value-type="string">
            <text:p text:style-name="Table_20_Contents"><text:span text:style-name="Source_20_Text">PA_Button</text:span></text:p>
          </table:table-cell>
          <table:table-cell table:style-name="Table1.A1" office:value-type="string">
            <text:p text:style-name="Table_20_Contents">ΠΑ</text:p>
          </table:table-cell>
          <table:table-cell table:style-name="Table1.A1" office:value-type="string">
            <text:p text:style-name="Table_20_Contents">146.83 Hz</text:p>
          </table:table-cell>
        </table:table-row>
        <table:table-row>
          <table:table-cell table:style-name="Table1.A1" office:value-type="string">
            <text:p text:style-name="Table_20_Contents"><text:span text:style-name="Source_20_Text">BOU_Button</text:span></text:p>
          </table:table-cell>
          <table:table-cell table:style-name="Table1.A1" office:value-type="string">
            <text:p text:style-name="Table_20_Contents">ΒΟΥ</text:p>
          </table:table-cell>
          <table:table-cell table:style-name="Table1.A1" office:value-type="string">
            <text:p text:style-name="Table_20_Contents">161.67 Hz</text:p>
          </table:table-cell>
        </table:table-row>
        <table:table-row>
          <table:table-cell table:style-name="Table1.A1" office:value-type="string">
            <text:p text:style-name="Table_20_Contents"><text:span text:style-name="Source_20_Text">GA_Button</text:span></text:p>
          </table:table-cell>
          <table:table-cell table:style-name="Table1.A1" office:value-type="string">
            <text:p text:style-name="Table_20_Contents">ΓΑ</text:p>
          </table:table-cell>
          <table:table-cell table:style-name="Table1.A1" office:value-type="string">
            <text:p text:style-name="Table_20_Contents">174.61 Hz</text:p>
          </table:table-cell>
        </table:table-row>
        <table:table-row>
          <table:table-cell table:style-name="Table1.A1" office:value-type="string">
            <text:p text:style-name="Table_20_Contents"><text:span text:style-name="Source_20_Text">DI_Button</text:span></text:p>
          </table:table-cell>
          <table:table-cell table:style-name="Table1.A1" office:value-type="string">
            <text:p text:style-name="Table_20_Contents">ΔΙ</text:p>
          </table:table-cell>
          <table:table-cell table:style-name="Table1.A1" office:value-type="string">
            <text:p text:style-name="Table_20_Contents">196.00 Hz</text:p>
          </table:table-cell>
        </table:table-row>
        <table:table-row>
          <table:table-cell table:style-name="Table1.A1" office:value-type="string">
            <text:p text:style-name="Table_20_Contents"><text:span text:style-name="Source_20_Text">KE_Button</text:span></text:p>
          </table:table-cell>
          <table:table-cell table:style-name="Table1.A1" office:value-type="string">
            <text:p text:style-name="Table_20_Contents">ΚΕ</text:p>
          </table:table-cell>
          <table:table-cell table:style-name="Table1.A1" office:value-type="string">
            <text:p text:style-name="Table_20_Contents">220.00 Hz</text:p>
          </table:table-cell>
        </table:table-row>
        <table:table-row>
          <table:table-cell table:style-name="Table1.A1" office:value-type="string">
            <text:p text:style-name="Table_20_Contents"><text:span text:style-name="Source_20_Text">ZW_Button</text:span></text:p>
          </table:table-cell>
          <table:table-cell table:style-name="Table1.A1" office:value-type="string">
            <text:p text:style-name="Table_20_Contents">ΖΩ</text:p>
          </table:table-cell>
          <table:table-cell table:style-name="Table1.A1" office:value-type="string">
            <text:p text:style-name="Table_20_Contents">242.23 Hz</text:p>
          </table:table-cell>
        </table:table-row>
        <table:table-row>
          <table:table-cell table:style-name="Table1.A1" office:value-type="string">
            <text:p text:style-name="Table_20_Contents"><text:span text:style-name="Source_20_Text">upperNH_Button</text:span></text:p>
          </table:table-cell>
          <table:table-cell table:style-name="Table1.A1" office:value-type="string">
            <text:p text:style-name="Table_20_Contents">ΝΗ’</text:p>
          </table:table-cell>
          <table:table-cell table:style-name="Table1.A1" office:value-type="string">
            <text:p text:style-name="Table_20_Contents">261.63 Hz</text:p>
          </table:table-cell>
        </table:table-row>
        <table:table-row>
          <table:table-cell table:style-name="Table1.A1" office:value-type="string">
            <text:p text:style-name="Table_20_Contents"><text:span text:style-name="Source_20_Text">upperPA_Button</text:span></text:p>
          </table:table-cell>
          <table:table-cell table:style-name="Table1.A1" office:value-type="string">
            <text:p text:style-name="Table_20_Contents">ΠΑ’</text:p>
          </table:table-cell>
          <table:table-cell table:style-name="Table1.A1" office:value-type="string">
            <text:p text:style-name="Table_20_Contents">293.66 Hz</text:p>
          </table:table-cell>
        </table:table-row>
      </table:table>
      <text:p text:style-name="P2"><text:bookmark-end text:name="__DdeLink__32_250380497"/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3T11:54:05.512611342</meta:creation-date>
    <dc:date>2025-07-03T14:17:12.749242077</dc:date>
    <meta:editing-duration>PT1H57M41S</meta:editing-duration>
    <meta:editing-cycles>2</meta:editing-cycles>
    <meta:generator>LibreOffice/7.4.7.2$Linux_X86_64 LibreOffice_project/40$Build-2</meta:generator>
    <meta:document-statistic meta:table-count="1" meta:image-count="0" meta:object-count="0" meta:page-count="2" meta:paragraph-count="58" meta:word-count="324" meta:character-count="1806" meta:non-whitespace-character-count="1559"/>
  </office:meta>
</office:document-meta>
</file>